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font-size="11pt" officeooo:paragraph-rsid="003287eb" style:font-size-asian="11pt" style:font-name-complex="Liberation Sans" style:font-size-complex="11pt"/>
    </style:style>
    <style:style style:name="P2" style:family="paragraph" style:parent-style-name="Heading">
      <style:text-properties fo:font-size="11pt" officeooo:paragraph-rsid="003287eb" style:font-size-asian="11pt" style:font-size-complex="11pt"/>
    </style:style>
    <style:style style:name="P3" style:family="paragraph" style:parent-style-name="Heading">
      <style:text-properties fo:font-size="11pt" officeooo:paragraph-rsid="003287eb" style:font-size-asian="11pt" style:font-name-complex="Liberation Sans" style:font-size-complex="11pt"/>
    </style:style>
    <style:style style:name="P4" style:family="paragraph" style:parent-style-name="Heading">
      <style:text-properties fo:font-size="11pt" officeooo:paragraph-rsid="0033a0d4" style:font-size-asian="11pt" style:font-name-complex="Liberation Sans" style:font-size-complex="11pt"/>
    </style:style>
    <style:style style:name="P5" style:family="paragraph" style:parent-style-name="Heading">
      <style:text-properties fo:font-size="11pt" fo:font-style="italic" officeooo:rsid="0038b547" officeooo:paragraph-rsid="0038b547" style:font-size-asian="11pt" style:font-style-asian="italic" style:font-size-complex="11pt" style:font-style-complex="italic"/>
    </style:style>
    <style:style style:name="P6" style:family="paragraph" style:parent-style-name="Heading">
      <style:text-properties fo:font-size="11pt" fo:font-style="italic" officeooo:rsid="0038b547" officeooo:paragraph-rsid="003b7556" style:font-size-asian="11pt" style:font-style-asian="italic" style:font-size-complex="11pt" style:font-style-complex="italic"/>
    </style:style>
    <style:style style:name="P7" style:family="paragraph" style:parent-style-name="Heading">
      <style:text-properties fo:font-size="11pt" fo:font-style="italic" officeooo:rsid="0038b547" officeooo:paragraph-rsid="0040ef31" style:font-size-asian="11pt" style:font-style-asian="italic" style:font-size-complex="11pt" style:font-style-complex="italic"/>
    </style:style>
    <style:style style:name="P8" style:family="paragraph" style:parent-style-name="Standard">
      <style:text-properties style:font-name="Liberation Sans" fo:font-size="11pt" officeooo:paragraph-rsid="003287eb" style:font-size-asian="11pt" style:font-name-complex="Liberation Sans" style:font-size-complex="11pt"/>
    </style:style>
    <style:style style:name="P9" style:family="paragraph" style:parent-style-name="Standard">
      <style:text-properties style:font-name="Liberation Sans" fo:font-size="11pt" officeooo:rsid="003e5680" officeooo:paragraph-rsid="0040ef31" style:font-size-asian="11pt" style:font-name-complex="Liberation Sans" style:font-size-complex="11pt"/>
    </style:style>
    <style:style style:name="P10" style:family="paragraph" style:parent-style-name="Standard">
      <style:text-properties style:font-name="Liberation Sans" fo:font-size="11pt" fo:font-style="italic" officeooo:paragraph-rsid="003287eb" style:font-size-asian="11pt" style:font-style-asian="italic" style:font-name-complex="Liberation Sans" style:font-size-complex="11pt"/>
    </style:style>
    <style:style style:name="P11" style:family="paragraph" style:parent-style-name="Standard" style:master-page-name="MP0">
      <style:paragraph-properties style:page-number="auto" fo:break-before="page"/>
      <style:text-properties style:font-name="Liberation Sans" fo:font-size="11pt" officeooo:paragraph-rsid="003287eb" style:font-size-asian="11pt" style:font-name-complex="Liberation Sans" style:font-size-complex="11pt"/>
    </style:style>
    <style:style style:name="P12" style:family="paragraph" style:parent-style-name="Text_20_body">
      <style:text-properties style:font-name="Liberation Sans" fo:font-size="11pt" officeooo:paragraph-rsid="003287eb" style:font-size-asian="11pt" style:font-name-complex="Liberation Sans" style:font-size-complex="11pt"/>
    </style:style>
    <style:style style:name="P13" style:family="paragraph" style:parent-style-name="Text_20_body">
      <style:text-properties style:font-name="Liberation Sans" fo:font-size="11pt" officeooo:rsid="0038b547" officeooo:paragraph-rsid="0038b547" style:font-size-asian="11pt" style:font-name-complex="Liberation Sans" style:font-size-complex="11pt"/>
    </style:style>
    <style:style style:name="P14" style:family="paragraph" style:parent-style-name="Text_20_body">
      <style:text-properties style:font-name="Liberation Sans" fo:font-size="11pt" officeooo:rsid="0039fb29" officeooo:paragraph-rsid="0039fb29" style:font-size-asian="11pt" style:font-name-complex="Liberation Sans" style:font-size-complex="11pt"/>
    </style:style>
    <style:style style:name="P15" style:family="paragraph" style:parent-style-name="Text_20_body">
      <style:text-properties style:font-name="Liberation Sans" fo:font-size="11pt" officeooo:rsid="0039fb29" officeooo:paragraph-rsid="0039ff49" style:font-size-asian="11pt" style:font-name-complex="Liberation Sans" style:font-size-complex="11pt"/>
    </style:style>
    <style:style style:name="P16" style:family="paragraph" style:parent-style-name="Text_20_body">
      <style:text-properties style:font-name="Liberation Sans" fo:font-size="11pt" officeooo:rsid="003e5680" officeooo:paragraph-rsid="003e5680" style:font-size-asian="11pt" style:font-name-complex="Liberation Sans" style:font-size-complex="11pt"/>
    </style:style>
    <style:style style:name="P17" style:family="paragraph" style:parent-style-name="Text_20_body">
      <style:text-properties style:font-name="Liberation Sans" fo:font-size="11pt" officeooo:rsid="003e5680" officeooo:paragraph-rsid="003ecdca" style:font-size-asian="11pt" style:font-name-complex="Liberation Sans" style:font-size-complex="11pt"/>
    </style:style>
    <style:style style:name="P18" style:family="paragraph" style:parent-style-name="Text_20_body">
      <style:text-properties style:font-name="Liberation Sans" fo:font-size="11pt" officeooo:rsid="003e5680" officeooo:paragraph-rsid="003f0f16" style:font-size-asian="11pt" style:font-name-complex="Liberation Sans" style:font-size-complex="11pt"/>
    </style:style>
    <style:style style:name="P19" style:family="paragraph" style:parent-style-name="Text_20_body">
      <style:text-properties style:font-name="Liberation Sans" fo:font-size="11pt" officeooo:rsid="003e5680" officeooo:paragraph-rsid="0040ef31" style:font-size-asian="11pt" style:font-name-complex="Liberation Sans" style:font-size-complex="11pt"/>
    </style:style>
    <style:style style:name="P20" style:family="paragraph" style:parent-style-name="Text_20_body">
      <style:text-properties fo:font-size="11pt" officeooo:rsid="0038b547" officeooo:paragraph-rsid="0038b547" style:font-size-asian="11pt" style:font-size-complex="11pt"/>
    </style:style>
    <style:style style:name="P21" style:family="paragraph" style:parent-style-name="Text_20_body">
      <style:text-properties fo:font-size="11pt" officeooo:rsid="0038b547" officeooo:paragraph-rsid="003b7556" style:font-size-asian="11pt" style:font-size-complex="11pt"/>
    </style:style>
    <style:style style:name="P22" style:family="paragraph" style:parent-style-name="Text_20_body">
      <style:text-properties fo:font-size="11pt" officeooo:paragraph-rsid="003287eb" style:font-size-asian="11pt" style:font-name-complex="Liberation Sans" style:font-size-complex="11pt"/>
    </style:style>
    <style:style style:name="P23" style:family="paragraph" style:parent-style-name="Text_20_body" style:master-page-name="">
      <loext:graphic-properties draw:fill="none"/>
      <style:paragraph-properties fo:margin-left="0.5in" fo:margin-right="0in" fo:margin-top="0in" fo:margin-bottom="0.0972in" loext:contextual-spacing="false" fo:line-height="120%" fo:hyphenation-ladder-count="no-limit" fo:text-indent="0in" style:auto-text-indent="false" style:page-number="auto" fo:background-color="transparent" style:writing-mode="lr-tb"/>
      <style:text-properties fo:font-size="11pt" officeooo:paragraph-rsid="0040ef31" style:font-size-asian="11pt" style:font-size-complex="11pt" fo:hyphenate="false"/>
    </style:style>
    <style:style style:name="T1" style:family="text">
      <style:text-properties officeooo:rsid="0010df0a"/>
    </style:style>
    <style:style style:name="T2" style:family="text">
      <style:text-properties officeooo:rsid="00127fbf"/>
    </style:style>
    <style:style style:name="T3" style:family="text">
      <style:text-properties officeooo:rsid="0015f6d8"/>
    </style:style>
    <style:style style:name="T4" style:family="text">
      <style:text-properties officeooo:rsid="00162cce"/>
    </style:style>
    <style:style style:name="T5" style:family="text">
      <style:text-properties officeooo:rsid="001722ac"/>
    </style:style>
    <style:style style:name="T6" style:family="text">
      <style:text-properties officeooo:rsid="001932ba"/>
    </style:style>
    <style:style style:name="T7" style:family="text">
      <style:text-properties officeooo:rsid="001c88c8"/>
    </style:style>
    <style:style style:name="T8" style:family="text">
      <style:text-properties officeooo:rsid="001d0139"/>
    </style:style>
    <style:style style:name="T9" style:family="text">
      <style:text-properties officeooo:rsid="0021b3bc"/>
    </style:style>
    <style:style style:name="T10" style:family="text">
      <style:text-properties officeooo:rsid="002264f7"/>
    </style:style>
    <style:style style:name="T11" style:family="text">
      <style:text-properties fo:font-weight="bold" officeooo:rsid="0039ff49" style:font-weight-asian="bold" style:font-weight-complex="bold"/>
    </style:style>
    <style:style style:name="T12" style:family="text">
      <style:text-properties fo:font-weight="bold" officeooo:rsid="003287eb" style:font-weight-asian="bold" style:font-weight-complex="bold"/>
    </style:style>
    <style:style style:name="T13" style:family="text">
      <style:text-properties fo:font-weight="bold" officeooo:rsid="0015f6d8" style:font-weight-asian="bold" style:font-weight-complex="bold"/>
    </style:style>
    <style:style style:name="T14" style:family="text">
      <style:text-properties fo:font-weight="bold" officeooo:rsid="003b5ec9" style:font-weight-asian="bold" style:font-weight-complex="bold"/>
    </style:style>
    <style:style style:name="T15" style:family="text">
      <style:text-properties fo:font-weight="bold" officeooo:rsid="00162cce" style:font-weight-asian="bold" style:font-weight-complex="bold"/>
    </style:style>
    <style:style style:name="T16" style:family="text">
      <style:text-properties officeooo:rsid="0038b547" style:font-name-complex="Liberation Sans"/>
    </style:style>
    <style:style style:name="T17" style:family="text">
      <style:text-properties officeooo:rsid="00295e63"/>
    </style:style>
    <style:style style:name="T18" style:family="text">
      <style:text-properties officeooo:rsid="002d15bb"/>
    </style:style>
    <style:style style:name="T19" style:family="text">
      <style:text-properties officeooo:rsid="002ecd54"/>
    </style:style>
    <style:style style:name="T20" style:family="text">
      <style:text-properties officeooo:rsid="0031d20c"/>
    </style:style>
    <style:style style:name="T21" style:family="text">
      <style:text-properties officeooo:rsid="003287eb"/>
    </style:style>
    <style:style style:name="T22" style:family="text">
      <style:text-properties officeooo:rsid="0033a0d4"/>
    </style:style>
    <style:style style:name="T23" style:family="text">
      <style:text-properties fo:font-style="italic" officeooo:rsid="00127fbf" style:font-style-asian="italic" style:font-style-complex="italic"/>
    </style:style>
    <style:style style:name="T24" style:family="text">
      <style:text-properties fo:font-style="italic" officeooo:rsid="0039fb29" style:font-style-asian="italic" style:font-style-complex="italic"/>
    </style:style>
    <style:style style:name="T25" style:family="text">
      <style:text-properties fo:font-style="italic" officeooo:rsid="0040ef31" style:font-style-asian="italic" style:font-style-complex="italic"/>
    </style:style>
    <style:style style:name="T26" style:family="text">
      <style:text-properties officeooo:rsid="00358219"/>
    </style:style>
    <style:style style:name="T27" style:family="text">
      <style:text-properties officeooo:rsid="00398f63"/>
    </style:style>
    <style:style style:name="T28" style:family="text">
      <style:text-properties style:font-name="Source Code Pro"/>
    </style:style>
    <style:style style:name="T29" style:family="text">
      <style:text-properties style:font-name="Source Code Pro" officeooo:rsid="00398f63"/>
    </style:style>
    <style:style style:name="T30" style:family="text">
      <style:text-properties style:font-name="Source Code Pro" style:font-name-complex="Liberation Sans"/>
    </style:style>
    <style:style style:name="T31" style:family="text">
      <style:text-properties style:font-name="Source Code Pro" officeooo:rsid="00398f63" style:font-name-complex="Liberation Sans"/>
    </style:style>
    <style:style style:name="T32" style:family="text">
      <style:text-properties style:font-name="Source Code Pro" officeooo:rsid="003b7556" style:font-name-complex="Liberation Sans"/>
    </style:style>
    <style:style style:name="T33" style:family="text">
      <style:text-properties style:font-name="Source Code Pro" officeooo:rsid="003c1ce0" style:font-name-complex="Liberation Sans"/>
    </style:style>
    <style:style style:name="T34" style:family="text">
      <style:text-properties style:font-name="Source Code Pro" officeooo:rsid="0038b547" style:font-name-complex="Liberation Sans"/>
    </style:style>
    <style:style style:name="T35" style:family="text">
      <style:text-properties style:font-name="Source Code Pro" officeooo:rsid="0040ef31" style:font-name-complex="Liberation Sans"/>
    </style:style>
    <style:style style:name="T36" style:family="text">
      <style:text-properties style:font-name="Source Code Pro" officeooo:rsid="0041aaea" style:font-name-complex="Liberation Sans"/>
    </style:style>
    <style:style style:name="T37" style:family="text">
      <style:text-properties style:font-name="Source Code Pro" fo:font-style="italic" style:font-style-asian="italic" style:font-name-complex="Liberation Sans" style:font-style-complex="italic"/>
    </style:style>
    <style:style style:name="T38" style:family="text">
      <style:text-properties style:font-name="Source Code Pro" fo:font-style="italic" officeooo:rsid="003b7556" style:font-style-asian="italic" style:font-name-complex="Liberation Sans" style:font-style-complex="italic"/>
    </style:style>
    <style:style style:name="T39" style:family="text">
      <style:text-properties style:font-name="Source Code Pro" fo:font-style="italic" officeooo:rsid="0038b547" style:font-style-asian="italic" style:font-name-complex="Liberation Sans" style:font-style-complex="italic"/>
    </style:style>
    <style:style style:name="T40" style:family="text">
      <style:text-properties style:font-name="Source Code Pro" fo:font-style="italic" officeooo:rsid="0040ef31" style:font-style-asian="italic" style:font-name-complex="Liberation Sans" style:font-style-complex="italic"/>
    </style:style>
    <style:style style:name="T41" style:family="text">
      <style:text-properties style:font-name="Source Code Pro" officeooo:rsid="003ecdca"/>
    </style:style>
    <style:style style:name="T42" style:family="text">
      <style:text-properties style:font-name="Source Code Pro" officeooo:rsid="003f0f16"/>
    </style:style>
    <style:style style:name="T43" style:family="text">
      <style:text-properties style:font-name="Source Code Pro" officeooo:rsid="0040ef31"/>
    </style:style>
    <style:style style:name="T44" style:family="text">
      <style:text-properties style:font-name="Liberation Sans" officeooo:rsid="00398f63"/>
    </style:style>
    <style:style style:name="T45" style:family="text">
      <style:text-properties fo:font-style="normal" officeooo:rsid="003287eb" style:font-style-asian="normal" style:font-style-complex="normal"/>
    </style:style>
    <style:style style:name="T46" style:family="text">
      <style:text-properties fo:font-style="normal" fo:font-weight="bold" officeooo:rsid="003287eb" style:font-style-asian="normal" style:font-weight-asian="bold" style:font-style-complex="normal" style:font-weight-complex="bold"/>
    </style:style>
    <style:style style:name="T47" style:family="text">
      <style:text-properties officeooo:rsid="0039fb29"/>
    </style:style>
    <style:style style:name="T48" style:family="text">
      <style:text-properties officeooo:rsid="0039ff49"/>
    </style:style>
    <style:style style:name="T49" style:family="text">
      <style:text-properties officeooo:rsid="003b5ec9"/>
    </style:style>
    <style:style style:name="T50" style:family="text">
      <style:text-properties fo:font-size="11pt" style:font-size-asian="11pt" style:font-name-complex="Liberation Sans" style:font-size-complex="11pt"/>
    </style:style>
    <style:style style:name="T51" style:family="text">
      <style:text-properties officeooo:rsid="003b7556"/>
    </style:style>
    <style:style style:name="T52" style:family="text">
      <style:text-properties officeooo:rsid="003c1ce0"/>
    </style:style>
    <style:style style:name="T53" style:family="text">
      <style:text-properties officeooo:rsid="003c856d"/>
    </style:style>
    <style:style style:name="T54" style:family="text">
      <style:text-properties officeooo:rsid="003e5680"/>
    </style:style>
    <style:style style:name="T55" style:family="text">
      <style:text-properties officeooo:rsid="003ecdca"/>
    </style:style>
    <style:style style:name="T56" style:family="text">
      <style:text-properties officeooo:rsid="003f0f16"/>
    </style:style>
    <style:style style:name="T57" style:family="text">
      <style:text-properties officeooo:rsid="0040ef31"/>
    </style:style>
    <style:style style:name="T58" style:family="text">
      <style:text-properties officeooo:rsid="004284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nalysis of Algorithms</text:p>
      <text:p text:style-name="P8">[your name]</text:p>
      <text:p text:style-name="P8">CS 221</text:p>
      <text:p text:style-name="P8"/>
      <text:p text:style-name="P10"><text:span text:style-name="T8">All growth functions must be in simplified t(n) = ____ format with only one constant factor, one n factor, etc. Order must be presented in proper big-O notation.</text:span></text:p>
      <text:h text:style-name="P1" text:outline-level="1">Algorithm: find()</text:h>
      <text:p text:style-name="P5"><text:span text:style-name="T58">T</text:span>he following questions refer to the FindTester class given with the assignment. FindTester initializes an array of <text:span text:style-name="T27">integers </text:span>in ascending order from 1 to <text:span text:style-name="T27">n</text:span> inclusive. If a target value is provided, FindTester reports the number of statements executed before a result is returned. If no target value is provided, FindTester reports the average number of statements to find all values in the array. FindTester usage:</text:p>
      <text:p text:style-name="P20"><text:tab/><text:span text:style-name="T28">$ java FindTester </text:span><text:span text:style-name="T29">[array size n] </text:span><text:span text:style-name="T28">&lt;optional target value&gt;</text:span></text:p>
      <text:p text:style-name="P2"><text:span text:style-name="T46">Minimum Statements</text:span><text:span text:style-name="T45">.</text:span><text:span text:style-name="T21"> What</text:span> statements would be executed in a call to find() when the array size is zero (n == 0)? <text:span text:style-name="T21">(Do not count the initialization of method arguments or return statements.) So what is the minimum cost (t(0) = ?, the constant factor) of calling find()?</text:span></text:p>
      <text:p text:style-name="P12"/>
      <text:p text:style-name="P13">Run <text:span text:style-name="T28">FindTester </text:span><text:span text:style-name="T29">0 </text:span><text:span text:style-name="T28">-1 <text:line-break/></text:span><text:span text:style-name="T44">How do the results compare to your expectation? What (if anything) do you need to modify about your analysis to better align with the empirical results?</text:span></text:p>
      <text:p text:style-name="P13"><text:span text:style-name="T44"/></text:p>
      <text:p text:style-name="P2"><text:span text:style-name="T12">Best Case Scenario</text:span><text:span text:style-name="T21">. Assuming a large array size n, where would the target element be located in the array such that the the minimum possible number of loop iterations would be be executed? What statements are executed if this is the case? </text:span>What is <text:span text:style-name="T6">the growth function (t(n) = ?) under these conditions</text:span>?</text:p>
      <text:p text:style-name="P12"/>
      <text:p text:style-name="P14">Run <text:span text:style-name="T28">FindTester 100 1</text:span>, <text:span text:style-name="T28">FindTester 100 100</text:span>, and <text:span text:style-name="T28">FindTester 100 -1</text:span><text:line-break/>(For the record, 100 is NOT a large array size, but it is adequate for this analysis.) Which result represents the best case scenario with the minimum number of statements executed? How does the number of reported statements align with your expectation? What (if anything) do you need to modify about your analysis to better align with the empirical results?</text:p>
      <text:p text:style-name="P14"/>
      <text:p text:style-name="P3"><text:span text:style-name="T13">Worst Case Scenario</text:span><text:span text:style-name="T3">. Assuming a large array size n, what would be necessary such that the loop cannot exit early and the method returns -1? How many times does the loop iterate? What statements are executed in each loop iteration? </text:span>What is the <text:span text:style-name="T3">growth function (t(n) = ?) under these conditions</text:span>?</text:p>
      <text:p text:style-name="P12"/>
      <text:p text:style-name="P15">Run <text:span text:style-name="T28">FindTester 100 1</text:span>, <text:span text:style-name="T28">FindTester 100 100</text:span>, and <text:span text:style-name="T28">FindTester 100 -1</text:span><text:line-break/>(For the record, 100 is NOT a large array size, but it is adequate for this analysis.) Which result represents the <text:span text:style-name="T48">worst</text:span> case scenario with the m<text:span text:style-name="T48">aximum</text:span> number of statements executed? <text:span text:style-name="T49">Is it the one </text:span><text:soft-page-break/><text:span text:style-name="T49">you predicted? </text:span>How does the number of reported statements align with your expectation? What (if anything) do you need to modify about your analysis to better align with the empirical results?</text:p>
      <text:p text:style-name="P15"/>
      <text:p text:style-name="P3"><text:span text:style-name="T11">Expected Average Case Scenario</text:span><text:span text:style-name="T48">. </text:span>Assuming <text:span text:style-name="T2">a randomly ordered array of unique elements and the</text:span> target element <text:span text:style-name="T7">is</text:span> in the array,<text:span text:style-name="T9"> where would a target element be located on average? W</text:span>hat is the expected average number of <text:span text:style-name="T17">loop iterations if this is the case</text:span>? <text:span text:style-name="T17">What is the average growth function (t(n) = ?) under these conditions?</text:span></text:p>
      <text:p text:style-name="P22"/>
      <text:p text:style-name="P15">Run <text:span text:style-name="T28">FindTester 100</text:span><text:line-break/>(For the record, 100 is NOT a large array size, but it is adequate for this analysis.) How does the <text:span text:style-name="T48">average </text:span>number of statements <text:span text:style-name="T48">to find all elements </text:span>align with your expectation? What (if anything) do you need to modify about your analysis to better align with the empirical results?</text:p>
      <text:p text:style-name="P12"/>
      <text:p text:style-name="P3"><text:span text:style-name="T11">Order</text:span><text:span text:style-name="T48">. </text:span>What is the <text:span text:style-name="T4">runtime order (big-O)</text:span> of find() <text:span text:style-name="T9">based on the above growth functions</text:span>?</text:p>
      <text:p text:style-name="P12"/>
      <text:h text:style-name="P1" text:outline-level="1">Algorithm: <text:span text:style-name="T1">replaceAll</text:span>()</text:h>
      <text:p text:style-name="P6"><text:span text:style-name="T58">T</text:span>he following questions refer to the <text:span text:style-name="T51">ReplaceAll</text:span>Tester class given with the assignment. <text:span text:style-name="T51">ReplaceAll</text:span>Tester initializes an array of <text:span text:style-name="T27">integers of size n configured according to input parameters</text:span>. If a<text:span text:style-name="T52">n oldValue</text:span> <text:span text:style-name="T52">argument</text:span> is provided, <text:span text:style-name="T51">ReplaceAll</text:span>Tester reports the number of statements executed <text:span text:style-name="T52">to replace that value in an array where all elements are in ascending order from 1 to n inclusive. If no oldValue</text:span> is provided, <text:span text:style-name="T51">ReplaceAll</text:span>Tester reports the average number of statements to <text:span text:style-name="T52">replace a randomly-located element within the array. If the optional third numDuplicates argument is provided, that number of duplicate 1s will be randomly distributed in the array and the expectation is that oldValue will be 1, such that the number of statements to replace </text:span>all <text:span text:style-name="T53">duplicate </text:span>values <text:span text:style-name="T53">will be reported</text:span>. <text:span text:style-name="T53">Note that the reported result for any numDuplicates less than n is subject to vagaries of random distribution.</text:span> <text:span text:style-name="T51">ReplaceAll</text:span>Tester usage:</text:p>
      <text:p text:style-name="P21"><text:span text:style-name="T50"><text:tab/></text:span><text:span text:style-name="T30">$ java </text:span><text:span text:style-name="T38">ReplaceAll</text:span><text:span text:style-name="T37">Tester</text:span><text:span text:style-name="T30"> </text:span><text:span text:style-name="T31">[array size n] </text:span><text:span text:style-name="T33">&lt;</text:span><text:span text:style-name="T32">oldValue</text:span><text:span text:style-name="T33">&gt;</text:span><text:span text:style-name="T32"> &lt;numDuplicates&gt;</text:span></text:p>
      <text:p text:style-name="P4"><text:span text:style-name="T13">Minimum Statements</text:span><text:span text:style-name="T3">. What</text:span> statements would be executed in a call to <text:span text:style-name="T1">replaceAll</text:span>() when the array size is zero (n == 0)? <text:span text:style-name="T22">Do not overlook the cost of calling find() or the assignment of its return value.</text:span> <text:span text:style-name="T21">So what is the minimum cost (t(0) = ?) of calling replaceAll()?</text:span></text:p>
      <text:p text:style-name="P12"/>
      <text:p text:style-name="P16">Run <text:span text:style-name="T28">ReplaceAllTester 0</text:span><text:line-break/>How does the number of reported statements compare with your expectation? <text:span text:style-name="T47">What (if anything) do you need to modify about your analysis to better align with the empirical results?</text:span></text:p>
      <text:p text:style-name="P16"/>
      <text:p text:style-name="P3"><text:soft-page-break/><text:span text:style-name="T13">Best Case Scenario</text:span><text:span text:style-name="T3">. Assuming a lage array size n, what would cause the replaceAll() while loop to never iterate? What would be the cost of the first find() call? What statements are executed in replaceAll(), itself? </text:span>What is the <text:span text:style-name="T18">total growth function (t(n) = ?) under these conditions</text:span>?</text:p>
      <text:p text:style-name="P12"/>
      <text:p text:style-name="P16">Run <text:span text:style-name="T28">ReplaceAllTester 100 1, ReplaceAllTester 100 100, and ReplaceAllTester 100 -1</text:span><text:line-break/><text:span text:style-name="T47">(For the record, 100 is NOT a large array size, but it is adequate for this analysis.) </text:span>Which test run represents the best case scenario with the minimum number of statements executed? How does the number of reported statements compare with your expectation? <text:span text:style-name="T47">What (if anything) do you need to modify about your analysis to better align with the empirical results?</text:span></text:p>
      <text:p text:style-name="P16"/>
      <text:p text:style-name="P3"><text:span text:style-name="T13">Worst Case Scenario</text:span><text:span text:style-name="T3">. Assuming newValue and oldValue are not equal and n is large, under what conditions would the maximum number of replaceAll() while loop iterations be executed? Note that every call to find() in replaceAll() is guaranteed to iterate a different number of times, so what would be the average cost of a find() call within the while loop? What other statements are executed in every iteration of the while loop? </text:span>What is the <text:span text:style-name="T18">total growth function (t(n) = ?) under these conditions</text:span>?</text:p>
      <text:p text:style-name="P12"/>
      <text:p text:style-name="P17">Run <text:span text:style-name="T28">ReplaceAllTester 100 100, ReplaceAllTester 100 -1, </text:span><text:span text:style-name="T41">and ReplaceAllTester 100 1 100</text:span><text:line-break/><text:span text:style-name="T47">(For the record, 100 is NOT a large array size, but it is adequate for this analysis.) </text:span>Which test run represents the <text:span text:style-name="T55">worst</text:span> case scenario with the m<text:span text:style-name="T55">aximum</text:span> number of statements executed? How does the number of reported statements compare with your expectation? <text:span text:style-name="T47">What (if anything) do you need to modify about your analysis to better align with the empirical results?</text:span></text:p>
      <text:p text:style-name="P17"/>
      <text:p text:style-name="P3"><text:span text:style-name="T13">Expected Case Scenario</text:span><text:span text:style-name="T3">. </text:span>Assuming <text:span text:style-name="T2">a large, randomly ordered array of </text:span><text:span text:style-name="T23">unique</text:span><text:span text:style-name="T2"> elements and oldValue is a value i</text:span>n the array, <text:span text:style-name="T20">how many replaceAll() while loop iterations will occur? What is the expected cost of the first call to find()? How many loop iterations in call(s) to find() within the while loop? W</text:span>hat is the expected growth function <text:span text:style-name="T54">(t(n) = ?) </text:span>for a call to <text:span text:style-name="T1">replaceAll</text:span>() <text:span text:style-name="T26">under these conditions</text:span>?</text:p>
      <text:p text:style-name="P12"/>
      <text:p text:style-name="P18">Run <text:span text:style-name="T28">ReplaceAllTester 100</text:span><text:line-break/><text:span text:style-name="T47">(For the record, 100 is NOT a large array size, but it is adequate for this analysis.) </text:span>How does the number of reported statements compare with your expectation? <text:span text:style-name="T47">What (if anything) do you need to modify about your analysis to better align with the empirical results?</text:span></text:p>
      <text:p text:style-name="P18"/>
      <text:p text:style-name="P3"><text:span text:style-name="T14">Order</text:span><text:span text:style-name="T49">. </text:span>What is the <text:span text:style-name="T4">runtime order (big-O)</text:span> of <text:span text:style-name="T1">replaceAll</text:span>() <text:span text:style-name="T10">based on the above growth functions</text:span>?</text:p>
      <text:p text:style-name="P12"/>
      <text:h text:style-name="P1" text:outline-level="1"><text:soft-page-break/>Algorithm: sortIt()</text:h>
      <text:p text:style-name="P7"><text:span text:style-name="T57">T</text:span>he following questions refer to the <text:span text:style-name="T57">SortIt</text:span>Tester class given with the assignment. <text:span text:style-name="T57">SortIt</text:span>Tester initializes an array of <text:span text:style-name="T27">integers of size n configured according to input parameters</text:span>. If a<text:span text:style-name="T52">n oldValue</text:span> <text:span text:style-name="T52">argument</text:span> is provided, <text:span text:style-name="T57">SortIt</text:span>Tester reports the number of statements executed <text:span text:style-name="T52">to replace that value in an array where all elements are in ascending order from 1 to n inclusive. If no oldValue</text:span> is provided, <text:span text:style-name="T57">SortIt</text:span>Tester reports the average number of statements to <text:span text:style-name="T52">replace a randomly-located element within the array. If the optional third numDuplicates argument is provided, that number of duplicate 1s will be randomly distributed in the array and the expectation is that oldValue will be 1, such that the number of statements to replace </text:span>all <text:span text:style-name="T53">duplicate </text:span>values <text:span text:style-name="T53">will be reported</text:span>. <text:span text:style-name="T53">Note that the reported result for any numDuplicates less than n is subject to vagaries of random distribution.</text:span> <text:span text:style-name="T57">SortIt</text:span>Tester usage:</text:p>
      <text:p text:style-name="P23"><text:span text:style-name="T34">$ java </text:span><text:span text:style-name="T40">SortIt</text:span><text:span text:style-name="T39">Tester</text:span><text:span text:style-name="T34"> </text:span><text:span text:style-name="T31">[array size n] </text:span><text:span text:style-name="T35">[a | d | r | m </text:span><text:span text:style-name="T32">numDuplicates</text:span><text:span text:style-name="T36">]</text:span><text:span text:style-name="T32"><text:line-break/></text:span><text:span text:style-name="T35">where a → ascending order, d → descending order, r → random order, and m → multiples/duplicates, requiring a third argument for the number of duplicates up to a maximum of n</text:span></text:p>
      <text:p text:style-name="P3"><text:span text:style-name="T15">Minimum Statements</text:span><text:span text:style-name="T4">. What</text:span> statements would be executed in a call to sortIt() when the array size is zero (n == 0) <text:span text:style-name="T2">or one (n == 1)</text:span>? <text:span text:style-name="T26">So what is the minimum cost for a call to sortIt()?</text:span></text:p>
      <text:p text:style-name="P12"/>
      <text:p text:style-name="P18">Run <text:span text:style-name="T42">SortItTester 0 a and SortItTester 1 a</text:span><text:line-break/>How does the number of reported statements compare with your expectation<text:span text:style-name="T56">s</text:span>? <text:span text:style-name="T47">What (if anything) do you need to modify about your analysis to better align with the empirical results?</text:span></text:p>
      <text:p text:style-name="P18"/>
      <text:p text:style-name="P3"><text:span text:style-name="T13">Best Case Scenario</text:span><text:span text:style-name="T3">. Assume a large array size n. The sortIt() outer loop depends only on n, but the inner loop is sensitive to the ordering of elements in the array and the current index of the outer loop. Under what conditions would the minimum number of inner loop iterations occur? What statements are executed in every iteration of the outer loop? </text:span>What is the <text:span text:style-name="T3">growth function under these conditions</text:span>?</text:p>
      <text:p text:style-name="P12"/>
      <text:p text:style-name="P9">Run <text:span text:style-name="T42">SortItTester 100 a, SortItTester 100 d, and SortItTester 100 </text:span><text:span text:style-name="T43">m 100</text:span><text:line-break/><text:span text:style-name="T47">(For the record, 100 is NOT a large array size, but it is adequate for this analysis.) </text:span>Which test run<text:span text:style-name="T56">s</text:span> represent <text:span text:style-name="T57">a</text:span> best case scenario with the minimum number of statements executed? How does the number of reported statements compare with your expectation? <text:span text:style-name="T47">What (if anything) do you need to modify about your analysis to better align with the empirical results? </text:span><text:span text:style-name="T24">(Note that the inner loop condition could be legitimately counted as 1, 2, 3, or even 4 statements. SortItTester </text:span><text:span text:style-name="T25">compromises and </text:span><text:span text:style-name="T24">counts the inner loop condition as 2 statements.)</text:span></text:p>
      <text:p text:style-name="P18"/>
      <text:p text:style-name="P3"><text:span text:style-name="T13">Worst Case Scenario</text:span><text:span text:style-name="T3">. Assume a large array size n. The sortIt() outer loop depends only on n, but the inner loop is sensitive to the ordering of elements in the array and the current index of the outer loop. Under what conditions would the maximum number of inner loop iterations occur? What is the average number of inner loop iterations per outer loop iteration under these conditions? What statements are executed for each iteration of the inner loop? </text:span>What is the <text:span text:style-name="T4">growth function under these conditions</text:span>?</text:p>
      <text:p text:style-name="P12"/>
      <text:p text:style-name="P9"><text:soft-page-break/>Run <text:span text:style-name="T42">SortItTester 100 a, SortItTester 100 d, and SortItTester 100 </text:span><text:span text:style-name="T43">m 100<text:line-break/></text:span><text:span text:style-name="T47">(For the record, 100 is NOT a large array size, but it is adequate for this analysis.) </text:span>Which test run represent<text:span text:style-name="T57">s</text:span> <text:span text:style-name="T57">the</text:span> <text:span text:style-name="T57">worst</text:span> case scenario with the m<text:span text:style-name="T57">aximum</text:span> number of statements executed? How does the number of reported statements compare with your expectation? <text:span text:style-name="T47">What (if anything) do you need to modify about your analysis to better align with the empirical results? </text:span><text:span text:style-name="T24">(Note that the inner loop condition could be legitimately counted as 1, 2, 3, or even 4 statements. SortItTester </text:span><text:span text:style-name="T25">compromises and </text:span><text:span text:style-name="T24">counts the inner loop condition as 2 statements.)</text:span></text:p>
      <text:p text:style-name="P19"/>
      <text:p text:style-name="P3"><text:span text:style-name="T14">Expected </text:span><text:span text:style-name="T13">Average Case Scenario</text:span><text:span text:style-name="T3">. Assume a large array size n. </text:span>Assuming <text:span text:style-name="T2">a random array of unique elements</text:span>, what is the expected average number of <text:span text:style-name="T19">inner loop iterations per outer loop iteration? Why? How does this compare to the worst case? What is the growth function under these conditions</text:span>?</text:p>
      <text:p text:style-name="P12"/>
      <text:p text:style-name="P9">Run <text:span text:style-name="T42">SortItTester 100 </text:span><text:span text:style-name="T43">r<text:line-break/></text:span><text:span text:style-name="T47">(For the record, 100 is NOT a large array size, but it is adequate for this analysis.) </text:span>How does the number of reported statements compare with your expectation? <text:span text:style-name="T47">What (if anything) do you need to modify about your analysis to better align with the empirical results? </text:span><text:span text:style-name="T24">(Note that the inner loop condition could be legitimately counted as 1, 2, 3, or even 4 statements. SortItTester </text:span><text:span text:style-name="T25">compromises and </text:span><text:span text:style-name="T24">counts the inner loop condition as 2 statements.)</text:span></text:p>
      <text:p text:style-name="P19"/>
      <text:p text:style-name="P3"><text:span text:style-name="T14">Order</text:span><text:span text:style-name="T49">. </text:span>What is the <text:span text:style-name="T5">runtime order (big-O)</text:span> of sortIt() <text:span text:style-name="T10">based on the above growth functions</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writing-mode="lr-tb"/>
      <style:text-properties style:font-name="Liberation Sans" fo:font-family="'Liberation Sans'" style:font-family-generic="swiss" style:font-pitch="variable" fo:font-size="12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writing-mode="lr-tb"/>
      <style:text-properties style:font-name="Liberation Sans1" fo:font-family="'Liberation Sans'" style:font-style-name="Regular" style:font-family-generic="swiss" style:font-pitch="variable" fo:font-size="11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Windows_x86 LibreOffice_project/2b7f1e640c46ceb28adf43ee075a6e8b8439ed10</meta:generator>
    <meta:creation-date>2015-05-16T15:10:00Z</meta:creation-date>
    <dc:date>2021-03-16T16:44:47.764000000</dc:date>
    <meta:editing-cycles>36</meta:editing-cycles>
    <meta:editing-duration>PT21H34M26S</meta:editing-duration>
    <meta:document-statistic meta:table-count="0" meta:image-count="0" meta:object-count="0" meta:page-count="5" meta:paragraph-count="40" meta:word-count="1969" meta:character-count="11773" meta:non-whitespace-character-count="9841"/>
    <meta:template xlink:type="simple" xlink:actuate="onRequest" xlink:title="" xlink:href="../Analysis.odt/Normal.dotm"/>
  </office:meta>
</office:document-meta>
</file>